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in" style:contextual-spacing="false" fo:text-align="start" style:justify-single-word="false"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akhi Medical Center - Ghazieh aPC djl oJl_ quit dl GALLI j4yjo0</text:p>
      <text:p text:style-name="P1"/>
      <text:p text:style-name="P1">Haj Mohamad Samih Ghaddar Center jlac aAraw racs90 aL Jl jAjo</text:p>
      <text:p text:style-name="P1">Laboratory Department</text:p>
      <text:p text:style-name="P1">Name baba Gis ual DOB = 03/05/1989 Male Registration Date 03/07/2024</text:p>
      <text:p text:style-name="P1">Dr. Exam No 21282291 / 2020055202 Report Date 05/07/2024</text:p>
      <text:p text:style-name="P1">ION Page 1 of 2</text:p>
      <text:p text:style-name="P1">Test Name Result Unit Reference Range Pre-Res</text:p>
      <text:p text:style-name="P1">Hematology</text:p>
      <text:p text:style-name="P1">CBC-D</text:p>
      <text:p text:style-name="P1">WBC 5.7 x1043/mm3 4.00 - 10.00 7.7 (28/12/22)</text:p>
      <text:p text:style-name="P1">Neutrophils 54 % 40.00 - 65.00 54 (28/12/22)</text:p>
      <text:p text:style-name="P1">Lymphocytes 34 % 20.00 - 45.00 35 (28/12/22)</text:p>
      <text:p text:style-name="P1">Monocytes 7 % 2.00 - 10.00 8 (28/12/22)</text:p>
      <text:p text:style-name="P1">Eosinophils 5 % 1.00 - 6.00 3 (28/12/22)</text:p>
      <text:p text:style-name="P1">Basophils 0 % 0.00 - 1.00 0 (28/12/22)</text:p>
      <text:p text:style-name="P1">RBC 4.66 x106/mm3 4.50 - 6.50 4.94 (28/12/22)</text:p>
      <text:p text:style-name="P1">Hemoglobin 14.4 g/dl 14.00 - 17.00 15.1 (28/12/22)</text:p>
      <text:p text:style-name="P1">Hematocrit 42.0 % 41.00 - 53.00 45.1 (28/12/22)</text:p>
      <text:p text:style-name="P1">MCV 90 FL 80.00 - 98.00 91 (28/12/22)</text:p>
      <text:p text:style-name="P1">MCH 31.0 pg 27.00 - 31.00 30.6 (28/12/22)</text:p>
      <text:p text:style-name="P1">MCHC 34.4 g/dl 30.00 - 35.00 33.5 (28/12/22)</text:p>
      <text:p text:style-name="P1">RDW 12.5 % 11.50 - 13.40</text:p>
      <text:p text:style-name="P1">Platelets count 185 x1043/mm3 150.00 - 400.00 245 (28/12/22)</text:p>
      <text:p text:style-name="P1">MPV 9.3 fl 7.40 - 10.90</text:p>
      <text:p text:style-name="P1"><text:soft-page-break/>Biochemistry</text:p>
      <text:p text:style-name="P1">Glucose 85 mg/dl 75.00 - 110.00 82 (28/12/22)</text:p>
      <text:p text:style-name="P1">Lipidpanel EES</text:p>
      <text:p text:style-name="P1">Desirable: &lt;200</text:p>
      <text:p text:style-name="P1">Cholesterol 191 mg/dl Borderline: 200-239 191 (28/12/22)</text:p>
      <text:p text:style-name="P1">8 High Risk: &gt; 240</text:p>
      <text:p text:style-name="P1">Optimal :&lt;150</text:p>
      <text:p text:style-name="P1">. . Borderline : 150-199</text:p>
      <text:p text:style-name="P1">Triglyceride 49 mg/dl High risk: 200-499 70 (28/12/22)</text:p>
      <text:p text:style-name="P1">Boone ence nec ence cece eee. very high :&gt;500</text:p>
      <text:p text:style-name="P1">Desirable &gt; 45</text:p>
      <text:p text:style-name="P1">HDL Cholesterol 40 mg/dl Borderline 40-45 42 (28/12/22)</text:p>
      <text:p text:style-name="P1">Boone ence ne ence eee eee high risk &lt; 40</text:p>
      <text:p text:style-name="P1">Optimal :&lt;100</text:p>
      <text:p text:style-name="P1">LDL Chol 1d 4 &lt;70 if CHD present</text:p>
      <text:p text:style-name="P1">olesterol (Integra 400 144 mg/dl Near Optimal:100-129 140 (28/12/22)</text:p>
      <text:p text:style-name="P1"/>
      <text:p text:style-name="P1">plus)</text:p>
      <text:p text:style-name="P1"/>
      <text:p text:style-name="P1">Bordeline :130-159</text:p>
      <text:p text:style-name="P1">High risk :160-189</text:p>
      <text:p text:style-name="P1">Very High :&gt;190</text:p>
      <text:p text:style-name="P1"/>
      <text:p text:style-name="P1">81/300336 - 76/300328 :.s.s3!3 - 07/222287 : Sid - 07/222284-5-6 2c sili - Cyetl Ants - Ay ja</text:p>
      <text:p text:style-name="P1"/>
      <text:p text:style-name="P1">Taakhi Medical Center - Ghazieh aPC djl oJl_ quit dl GALLI j4yjo0</text:p>
      <text:p text:style-name="P1"><text:soft-page-break/></text:p>
      <text:p text:style-name="P1">Haj Mohamad Samih Ghaddar Center ylac arow rcs0 ala Il jAyo</text:p>
      <text:p text:style-name="P1">Laboratory Department</text:p>
      <text:p text:style-name="P1">Name baba Gis ual DOB = 03/05/1989 Male Registration Date 03/07/2024</text:p>
      <text:p text:style-name="P1">Dr. . Exam No 21282291 / 2020055202 Report Date 05/07/2024</text:p>
      <text:p text:style-name="P1">ION Page 2 of 2</text:p>
      <text:p text:style-name="P1">Test Name Result Unit Reference Range Pre-Res</text:p>
      <text:p text:style-name="P1">SGOT(AST) 45 * IU/L &lt; 40.00 25 (28/12/22)</text:p>
      <text:p text:style-name="P1">SGPT(ALT) 23 IU/L 0.00 - 41.00 27 (28/12/22)</text:p>
      <text:p text:style-name="P1">Endocrinology</text:p>
      <text:p text:style-name="P1">TSH 2.05 yUl/m| 0.27 - 4.20 2.22 (29/12/22)</text:p>
      <text:p text:style-name="P1">Prolactin 5.25 ng/ml 4.04 - 15.20 13.33 (29/12/22)</text:p>
      <text:p text:style-name="P1">LH 13.07 yU/ml 1.7-8.6 7.89 (29/12/22)</text:p>
      <text:p text:style-name="P1">Estradiol 13.77 pg/ml 7.63-42.60 44.54 (29/12/22)</text:p>
      <text:p text:style-name="P1">Total Testosterone &gt;15 ng/ml 2.49 - 8.36 8.84 (29/12/22)</text:p>
      <text:p text:style-name="P1">Serology</text:p>
      <text:p text:style-name="P1"/>
      <text:p text:style-name="P1">SHBG 36.3 nmol/L 14.50 - 48.40 42.92 (29/12/22)</text:p>
      <text:p text:style-name="P1"/>
      <text:p text:style-name="P1">81/300336 - 76/300328 :.s.s:!3 - 07/222287 :usSb - 07/222284-5-6 2985 - Cyl! data - Ay jl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false" style:font-name-asian="Noto Sans" style:font-size-asian="12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false" style:font-name-asian="Noto Sans" style:font-size-asian="12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0" fo:widows="0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font-name-asian="Noto Sans" style:font-family-asian="'Noto Sans'" style:font-family-generic-asian="system" style:font-pitch-asian="variable" style:font-size-asian="12pt" style:language-asian="zh" style:country-asian="CN" style:font-name-complex="Noto Sans Devanagari" style:font-family-complex="'Noto Sans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" style:font-family-asian="'Noto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meta:editing-cycles>0</meta:editing-cycles>
    <meta:editing-duration>P0D</meta:editing-duration>
    <meta:generator>LibreOffice/24.2.7.2$Linux_X86_64 LibreOffice_project/420$Build-2</meta:generator>
    <meta:document-statistic meta:table-count="0" meta:image-count="0" meta:object-count="0" meta:page-count="3" meta:paragraph-count="63" meta:word-count="429" meta:character-count="2445" meta:non-whitespace-character-count="2079"/>
    <meta:user-defined meta:name="AppVersion">15.0000</meta:user-defined>
  </office:meta>
</office:document-meta>
</file>